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1"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HTML_20_Preformatted">
      <loext:graphic-properties draw:fill="solid" draw:fill-color="#272822"/>
      <style:paragraph-properties fo:margin-left="0cm" fo:margin-right="0cm" fo:margin-top="0cm" fo:margin-bottom="0cm" loext:contextual-spacing="false" style:line-height-at-least="0.041cm" fo:text-align="start" style:justify-single-word="false" fo:keep-together="auto" fo:orphans="2" fo:widows="2" fo:text-indent="0cm" style:auto-text-indent="false" fo:background-color="#272822" fo:padding="0.353cm" fo:border-left="6.01pt solid #358ccb" fo:border-right="0.74pt solid #cccccc" fo:border-top="0.74pt solid #cccccc" fo:border-bottom="0.74pt solid #cccccc" fo:keep-with-next="auto" text:number-lines="true" text:line-number="0" style:writing-mode="lr-tb"/>
    </style:style>
    <style:style style:name="P2" style:family="paragraph" style:parent-style-name="Heading_20_2">
      <style:paragraph-properties fo:text-align="start" style:justify-single-word="false" fo:break-before="page" style:writing-mode="lr-tb"/>
    </style:style>
    <style:style style:name="P3" style:family="paragraph" style:parent-style-name="Heading_20_2">
      <style:paragraph-properties fo:break-before="page"/>
    </style:style>
    <style:style style:name="P4" style:family="paragraph" style:parent-style-name="Heading_20_3">
      <style:paragraph-properties fo:text-align="start" style:justify-single-word="false" style:writing-mode="lr-tb"/>
    </style:style>
    <style:style style:name="P5" style:family="paragraph" style:parent-style-name="Heading_20_3">
      <style:paragraph-properties fo:text-align="start" style:justify-single-word="false" style:writing-mode="lr-tb"/>
      <style:text-properties style:font-name="Liberation Serif" fo:font-size="11pt" style:font-size-asian="9.60000038146973pt" style:font-size-complex="11pt"/>
    </style:style>
    <style:style style:name="P6" style:family="paragraph" style:parent-style-name="Heading_20_3">
      <style:paragraph-properties fo:text-align="start" style:justify-single-word="false" style:writing-mode="lr-tb"/>
      <style:text-properties style:font-name="Liberation Serif" fo:font-size="11pt" officeooo:paragraph-rsid="00401fd3" style:font-size-asian="9.60000038146973pt" style:font-size-complex="11pt"/>
    </style:style>
    <style:style style:name="P7" style:family="paragraph" style:parent-style-name="Heading_20_3" style:master-page-name="Standard">
      <style:paragraph-properties fo:text-align="start" style:justify-single-word="false" style:page-number="auto" style:writing-mode="lr-tb"/>
    </style:style>
    <style:style style:name="P8" style:family="paragraph" style:parent-style-name="Heading_20_4">
      <style:paragraph-properties fo:text-align="start" style:justify-single-word="false" style:writing-mode="lr-tb"/>
    </style:style>
    <style:style style:name="P9" style:family="paragraph" style:parent-style-name="Heading_20_4">
      <style:paragraph-properties fo:text-align="start" style:justify-single-word="false" style:writing-mode="lr-tb"/>
      <style:text-properties fo:font-size="10.5pt" fo:language="en" fo:country="IN" style:font-size-asian="10.5pt" style:language-asian="zh" style:country-asian="CN" style:font-size-complex="11pt"/>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text-align="start" style:justify-single-word="false" style:writing-mode="lr-tb"/>
    </style:style>
    <style:style style:name="P12" style:family="paragraph" style:parent-style-name="Preformatted_20_Text">
      <style:paragraph-properties fo:text-align="start" style:justify-single-word="false" style:writing-mode="lr-tb"/>
      <style:text-properties style:font-name="Liberation Serif" fo:font-size="11pt" officeooo:rsid="003d52fc" officeooo:paragraph-rsid="003d52fc" style:font-size-asian="9.60000038146973pt" style:font-size-complex="11pt"/>
    </style:style>
    <style:style style:name="P13" style:family="paragraph" style:parent-style-name="Preformatted_20_Text">
      <style:paragraph-properties fo:text-align="start" style:justify-single-word="false" style:writing-mode="lr-tb"/>
      <style:text-properties style:font-name="Liberation Serif" fo:font-size="11pt" officeooo:paragraph-rsid="00401fd3" style:font-size-asian="9.60000038146973pt" style:font-size-complex="11pt"/>
    </style:style>
    <style:style style:name="P14" style:family="paragraph" style:parent-style-name="Standard">
      <style:paragraph-properties fo:text-align="start" style:justify-single-word="false" style:writing-mode="lr-tb"/>
    </style:style>
    <style:style style:name="P15" style:family="paragraph" style:parent-style-name="Standard">
      <style:paragraph-properties fo:text-align="start" style:justify-single-word="false" style:writing-mode="lr-tb"/>
      <style:text-properties fo:language="en" fo:country="IN" style:language-asian="zh" style:country-asian="CN"/>
    </style:style>
    <style:style style:name="P16" style:family="paragraph" style:parent-style-name="Standard">
      <style:paragraph-properties fo:text-align="start" style:justify-single-word="false" style:writing-mode="lr-tb"/>
      <style:text-properties fo:font-size="10.5pt" fo:language="en" fo:country="IN" style:font-size-asian="10.5pt" style:language-asian="zh" style:country-asian="CN" style:font-size-complex="11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text-properties style:font-name="Liberation Serif" fo:font-size="11pt" style:font-size-asian="9.60000038146973pt" style:font-size-complex="11pt"/>
    </style:style>
    <style:style style:name="P22" style:family="paragraph" style:parent-style-name="Text_20_body" style:list-style-name="L5"/>
    <style:style style:name="P23" style:family="paragraph" style:parent-style-name="Text_20_body" style:list-style-name="L1">
      <style:paragraph-properties fo:margin-top="0cm" fo:margin-bottom="0cm" loext:contextual-spacing="false"/>
    </style:style>
    <style:style style:name="P24" style:family="paragraph" style:parent-style-name="Text_20_body" style:list-style-name="L2">
      <style:paragraph-properties fo:margin-top="0cm" fo:margin-bottom="0cm" loext:contextual-spacing="false"/>
    </style:style>
    <style:style style:name="P25" style:family="paragraph" style:parent-style-name="Text_20_body" style:list-style-name="L3">
      <style:paragraph-properties fo:margin-top="0cm" fo:margin-bottom="0cm" loext:contextual-spacing="false"/>
    </style:style>
    <style:style style:name="P26" style:family="paragraph" style:parent-style-name="Text_20_body" style:list-style-name="L4">
      <style:paragraph-properties fo:margin-top="0cm" fo:margin-bottom="0cm" loext:contextual-spacing="false"/>
    </style:style>
    <style:style style:name="P27" style:family="paragraph" style:parent-style-name="Text_20_body" style:list-style-name="L4">
      <style:paragraph-properties fo:margin-top="0cm" fo:margin-bottom="0cm" loext:contextual-spacing="false"/>
      <style:text-properties officeooo:paragraph-rsid="00392152"/>
    </style:style>
    <style:style style:name="P28" style:family="paragraph" style:parent-style-name="Text_20_body" style:list-style-name="L5">
      <style:paragraph-properties fo:margin-top="0cm" fo:margin-bottom="0cm" loext:contextual-spacing="false"/>
    </style:style>
    <style:style style:name="P29" style:family="paragraph" style:parent-style-name="Text_20_body">
      <style:paragraph-properties fo:text-align="start" style:justify-single-word="false" style:writing-mode="lr-tb"/>
    </style:style>
    <style:style style:name="P30" style:family="paragraph" style:parent-style-name="Text_20_body">
      <style:paragraph-properties fo:text-align="start" style:justify-single-word="false" style:writing-mode="lr-tb"/>
      <style:text-properties fo:font-size="10.5pt" fo:language="en" fo:country="IN" style:font-size-asian="10.5pt" style:language-asian="zh" style:country-asian="CN" style:font-size-complex="11pt"/>
    </style:style>
    <style:style style:name="P31" style:family="paragraph" style:parent-style-name="Text_20_body">
      <style:paragraph-properties fo:text-align="start" style:justify-single-word="false" style:writing-mode="lr-tb"/>
      <style:text-properties style:font-name="Liberation Serif" fo:font-size="11pt" style:font-size-asian="9.60000038146973pt" style:font-size-complex="11pt"/>
    </style:style>
    <style:style style:name="P32" style:family="paragraph" style:parent-style-name="Text_20_body">
      <style:paragraph-properties fo:text-align="start" style:justify-single-word="false" style:writing-mode="lr-tb"/>
      <style:text-properties style:font-name="Liberation Serif" fo:font-size="11pt" officeooo:paragraph-rsid="00401fd3" style:font-size-asian="9.60000038146973pt" style:font-size-complex="11pt"/>
    </style:style>
    <style:style style:name="P33" style:family="paragraph" style:parent-style-name="Text_20_body">
      <style:paragraph-properties fo:text-align="start" style:justify-single-word="false" style:writing-mode="lr-tb"/>
      <style:text-properties style:font-name="Liberation Serif" fo:font-size="11pt" officeooo:rsid="003d52fc" officeooo:paragraph-rsid="003d52fc" style:font-size-asian="9.60000038146973pt" style:font-size-complex="11pt"/>
    </style:style>
    <style:style style:name="P34" style:family="paragraph" style:parent-style-name="Text_20_body">
      <style:paragraph-properties fo:text-align="start" style:justify-single-word="false" style:writing-mode="lr-tb"/>
      <style:text-properties style:font-name="Liberation Serif" fo:font-size="11pt" officeooo:rsid="00401fd3" officeooo:paragraph-rsid="00401fd3" style:font-size-asian="9.60000038146973pt" style:font-size-complex="11pt"/>
    </style:style>
    <style:style style:name="P35" style:family="paragraph" style:parent-style-name="Text_20_body">
      <style:paragraph-properties fo:text-align="start" style:justify-single-word="false" style:writing-mode="lr-tb"/>
      <style:text-properties style:font-name="Liberation Serif" fo:font-size="11pt" fo:font-weight="bold" officeooo:rsid="003d52fc" officeooo:paragraph-rsid="003d52fc" style:font-size-asian="9.60000038146973pt" style:font-weight-asian="bold" style:font-size-complex="11pt" style:font-weight-complex="bold"/>
    </style:style>
    <style:style style:name="P36" style:family="paragraph" style:parent-style-name="Text_20_body">
      <style:paragraph-properties fo:text-align="start" style:justify-single-word="false" style:writing-mode="lr-tb"/>
      <style:text-properties style:font-name="Liberation Serif" fo:font-size="11pt" fo:font-weight="bold" officeooo:rsid="00401fd3" officeooo:paragraph-rsid="00401fd3" style:font-size-asian="9.60000038146973pt" style:font-weight-asian="bold" style:font-size-complex="11pt" style:font-weight-complex="bold"/>
    </style:style>
    <style:style style:name="T1" style:family="text">
      <style:text-properties fo:language="en" fo:country="IN"/>
    </style:style>
    <style:style style:name="T2" style:family="text">
      <style:text-properties fo:language="en" fo:country="IN" style:language-asian="zh" style:country-asian="CN"/>
    </style:style>
    <style:style style:name="T3" style:family="text">
      <style:text-properties fo:font-size="10.5pt" fo:language="en" fo:country="IN" fo:font-weight="bold" style:font-size-asian="10.5pt" style:language-asian="zh" style:country-asian="CN" style:font-weight-asian="bold" style:font-size-complex="11pt" style:font-weight-complex="bold"/>
    </style:style>
    <style:style style:name="T4" style:family="text">
      <style:text-properties fo:font-size="10.5pt" fo:language="en" fo:country="IN" style:font-size-asian="10.5pt" style:language-asian="zh" style:country-asian="CN" style:font-size-complex="11pt"/>
    </style:style>
    <style:style style:name="T5" style:family="text">
      <style:text-properties style:font-name="Calibri" fo:font-size="10.5pt" fo:language="en" fo:country="IN" style:letter-kerning="false" style:font-name-asian="宋体" style:font-size-asian="10.5pt" style:language-asian="zh" style:country-asian="CN" style:font-name-complex="F" style:font-size-complex="11pt" style:language-complex="ar" style:country-complex="SA"/>
    </style:style>
    <style:style style:name="T6" style:family="text">
      <style:text-properties style:font-name="Calibri1" fo:font-size="10.5pt" fo:language="en" fo:country="IN" style:font-size-asian="10.5pt" style:language-asian="zh" style:country-asian="CN" style:font-size-complex="11pt"/>
    </style:style>
    <style:style style:name="T7" style:family="text">
      <style:text-properties officeooo:rsid="0024804d"/>
    </style:style>
    <style:style style:name="T8" style:family="text">
      <style:text-properties style:text-position="33% 80%"/>
    </style:style>
    <style:style style:name="T9" style:family="text">
      <style:text-properties fo:background-color="#ffff00" loext:char-shading-value="0"/>
    </style:style>
    <style:style style:name="T10" style:family="text">
      <style:text-properties style:font-name="Liberation Serif"/>
    </style:style>
    <style:style style:name="T11" style:family="text">
      <style:text-properties style:font-name="Liberation Serif" fo:font-size="11pt" style:font-size-asian="11pt" style:font-size-complex="11pt"/>
    </style:style>
    <style:style style:name="T12" style:family="text">
      <style:text-properties style:font-name="Liberation Serif" fo:font-size="11pt" officeooo:rsid="0038224f" style:font-size-asian="11pt" style:font-size-complex="11pt"/>
    </style:style>
    <style:style style:name="T13" style:family="text">
      <style:text-properties style:font-name="Liberation Serif" fo:font-size="11pt" fo:background-color="#ffff00" loext:char-shading-value="0" style:font-size-asian="11pt" style:font-size-complex="11pt"/>
    </style:style>
    <style:style style:name="T14" style:family="text">
      <style:text-properties style:font-name="Liberation Serif" fo:font-size="11pt" fo:background-color="#ffff00" loext:char-shading-value="0" style:font-size-asian="11pt" style:font-size-complex="11pt"/>
    </style:style>
    <style:style style:name="T15" style:family="text">
      <style:text-properties style:font-name="Liberation Serif" fo:font-size="11pt" fo:background-color="#ffff00" loext:char-shading-value="0" style:font-size-asian="11pt" style:font-size-complex="11pt"/>
    </style:style>
    <style:style style:name="T16" style:family="text">
      <style:text-properties style:font-name="Liberation Serif" fo:font-size="11pt" fo:font-weight="bold" fo:background-color="#ffff00" loext:char-shading-value="0" style:font-size-asian="11pt" style:font-weight-asian="bold" style:font-size-complex="11pt" style:font-weight-complex="bold"/>
    </style:style>
    <style:style style:name="T17" style:family="text">
      <style:text-properties style:font-name="Liberation Serif" fo:font-size="10.5pt" style:font-size-asian="10.5pt" style:font-size-complex="10.5pt"/>
    </style:style>
    <style:style style:name="T18" style:family="text">
      <style:text-properties style:font-name="Liberation Mono" fo:font-size="11pt" style:font-size-asian="11pt" style:font-size-complex="11pt"/>
    </style:style>
    <style:style style:name="T19" style:family="text">
      <style:text-properties officeooo:rsid="003d1e49"/>
    </style:style>
    <style:style style:name="T20" style:family="text">
      <style:text-properties style:font-size-asian="11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3"><text:span text:style-name="T1">The role of Device Drivers</text:span></text:h>
      <text:p text:style-name="P14"><text:span text:style-name="T2">Kernel device driver code runs at a high privilege level, as does the rest of the kernel. It has full access to the processor address space and hardware registers. It can handle interrupts and DMA transfers. It can make use of the sophisticated kernel infrastructure for synchronization and memory management. </text:span></text:p>
      <text:p text:style-name="P15"/>
      <text:p text:style-name="P14"><text:span text:style-name="T3">no policy in the kernel</text:span><text:span text:style-name="T4">. It is the responsibility of user space to set the policy that governs the overall behavior of the system. For example, the loading of kernel modules in response to external events, such as plugging in a new USB device, is the responsibility of the user space program, udev, not the kernel. The kernel just supplies a means of loading a kernel module.</text:span></text:p>
      <text:p text:style-name="P16"/>
      <text:p text:style-name="P16"/>
      <text:h text:style-name="P8" text:outline-level="4"><text:span text:style-name="T2">Character Devices</text:span></text:h>
      <text:p text:style-name="P14"><text:span text:style-name="T4">Character devices are identified in user space by a special file called a device node. This file name is mapped to a device driver using the major and minor numbers associated with it. Broadly speaking, the major number maps the device node to a particular device driver, and the minor number tells the driver which interface is being accessed.</text:span></text:p>
      <text:p text:style-name="P16"/>
      <text:p text:style-name="P14"><text:span text:style-name="T4"> In fact, from Linux 2.6 onwards, the major number is 12 bits long, which gives valid numbers from 1 to 4,095, and the minor number is 20 bits, from 0 to 1,048,575.</text:span></text:p>
      <text:p text:style-name="P16"/>
      <text:p text:style-name="P14"><text:span text:style-name="T4">When you open a character device node, the kernel checks to see whether the major and minor numbers fall into a range registered by a character device driver . If so, it passes the call to the driver, otherwise the open call fails. The device driver can extract the minor number to find out which hardware interface to use.</text:span></text:p>
      <text:p text:style-name="P16"/>
      <text:p text:style-name="P16"/>
      <text:h text:style-name="P8" text:outline-level="4"><text:span text:style-name="T2">Block Devices</text:span></text:h>
      <text:p text:style-name="P14"><text:span text:style-name="T4">Block devices are also associated with a device node, which also has major and minor numbers.</text:span></text:p>
      <text:p text:style-name="P16"/>
      <text:p text:style-name="P14"><text:span text:style-name="T4">Although character and block devices are identified using major and minor numbers, they are in different namespaces. A character driver with a major number 4 is in no way related to a block driver with a major number 4.</text:span></text:p>
      <text:p text:style-name="P16"/>
      <text:p text:style-name="P14"><text:span text:style-name="T4">With block devices, the major number is used to identify the device driver and the minor number is used to identify the partition. </text:span></text:p>
      <text:p text:style-name="P16"/>
      <text:p text:style-name="P14"><text:span text:style-name="T4">The major number for the MMC block driver is 179 (you can look it up in devices.txt). The minor numbers are used in ranges to identify different physical MMC devices, and the partitions of the storage medium that are on that device. In the case of the MMC driver, the ranges are eight minor </text:span><text:soft-page-break/><text:span text:style-name="T4">numbers per device: the minor numbers from 0 to 7 are for the first device, the numbers from 8 to 15 are for the second, and so on. Within each range, the first minor number represents the entire device as raw sectors, and the others represent up to seven partitions. On eMMC chips, there are two 128 KiB areas of memory reserved for use by a bootloader. These are represented as devices: mmcblk1boot0 and mmcblk1boot1, and they have minor numbers 16 and 24.</text:span></text:p>
      <text:p text:style-name="P16"/>
      <text:p text:style-name="P14"><text:span text:style-name="T4">SCSI disk driver, known as sd, which is used to control a range of disks that use the SCSI command set, which includes SCSI, SATA, USB mass storage, and universal flash storage (UFS). It has the major number 8 and ranges of 16 minor numbers per interface (or disk). The minor numbers from 0 to 15 are for the first interface with device nodes named sda up to sda15, the numbers from 16 to 31 are for the second disk with device nodes sdb up to sdb15, and so on. This continues up to the 16 disk from 240 to 255 with the node name sdp. </text:span></text:p>
      <text:p text:style-name="P16"/>
      <text:p text:style-name="P14"><text:span text:style-name="T4">Both the MMC and SCSI block drivers expect to find a partiton table at the start of the disk. The partition table is created using utilities such as fdisk, sfidsk, or parted.</text:span></text:p>
      <text:p text:style-name="P16"/>
      <text:p text:style-name="P14"><text:span text:style-name="T4">A user space program can open and interact with a block device directly via the device node. This is not a common thing to do, though, and is usually only done to perform administrative operations such as creating partitions, formatting a partition with a filesystem, and mounting. Once the filesystem is mounted, you interact with the block device indirectly through the files in that filesystem.</text:span></text:p>
      <text:p text:style-name="P16"/>
      <text:p text:style-name="P16"/>
      <text:h text:style-name="P8" text:outline-level="4"><text:span text:style-name="T2">Network Devices</text:span></text:h>
      <text:p text:style-name="P14"><text:span text:style-name="T4">Network devices are not accessed through device nodes, and they do not have major and minor numbers. Instead, a network device is allocated a name by the kernel, based on a string and an instance number. Here is an example of the way a network driver registers an interface.</text:span></text:p>
      <text:p text:style-name="P16"/>
      <text:p text:style-name="P1"><text:span text:style-name="T5">my_netdev = alloc_netdev(0, "net%d", NET_NAME_UNKNOWN, netdev_setup);</text:span></text:p>
      <text:p text:style-name="P1"><text:span text:style-name="T5">ret = register_netdev(my_netdev);</text:span></text:p>
      <text:p text:style-name="P16"/>
      <text:p text:style-name="P14"><text:span text:style-name="T4">This creates a network device named net0 the first time it is called, net1 the second time, and so on. More common names are lo, eth0, and wlan0.</text:span></text:p>
      <text:p text:style-name="P16"/>
      <text:p text:style-name="P14"><text:span text:style-name="T4">Usually, the network interface name is only used when configuring the network using utilities, such as ip and ifconfig, to establish a network address and route. Thereafter, you interact with the network driver indirectly by opening sockets, and letting the network layer decide how to route them to the right interface. However, it is possible to access network devices directly from user space by creating a socket and using the ioctl commands listed in include/linux/sockios.h.</text:span></text:p>
      <text:p text:style-name="P16"/>
      <text:p text:style-name="P16"/>
      <text:h text:style-name="P8" text:outline-level="4"><text:soft-page-break/><text:span text:style-name="T2">Getting information from sysfs</text:span></text:h>
      <text:p text:style-name="P14"><text:bookmark text:name="_GoBack"/><text:span text:style-name="T4">You can define </text:span><text:span text:style-name="Source_20_Text"><text:span text:style-name="T4">sysfs</text:span></text:span><text:span text:style-name="T4"> in a pedantic way as a representation of kernel objects, attributes, and relationships. A kernel object is a </text:span><text:span text:style-name="Strong_20_Emphasis"><text:span text:style-name="T4">directory</text:span></text:span><text:span text:style-name="T4">, an attribute is a </text:span><text:span text:style-name="Strong_20_Emphasis"><text:span text:style-name="T4">file</text:span></text:span><text:span text:style-name="T4">, and a relationship is a </text:span><text:span text:style-name="Strong_20_Emphasis"><text:span text:style-name="T4">symbolic link</text:span></text:span><text:span text:style-name="T4"> from one object to another. From a more practical point of view, since the Linux device driver model represents all devices and drivers as kernel objects, you can see the kernel's view of the system laid out before you by looking in </text:span><text:span text:style-name="Source_20_Text"><text:span text:style-name="T4">/sys</text:span></text:span></text:p>
      <text:p text:style-name="P14"><text:span text:style-name="Source_20_Text"><text:span text:style-name="T4"/></text:span></text:p>
      <text:p text:style-name="P14"><text:span text:style-name="Source_20_Text"><text:span text:style-name="T4"/></text:span></text:p>
      <text:h text:style-name="P8" text:outline-level="4"><text:span text:style-name="Source_20_Text"><text:span text:style-name="T4">The devices: /sys/devices</text:span></text:span></text:h>
      <text:p text:style-name="Text_20_body">This is the kernel's view of the devices discovered since boot and how they are connected to each other. It is organized at the top level by the system bus, so what you see varies from one system to another. </text:p>
      <text:p text:style-name="P14"><text:span text:style-name="Source_20_Text"><text:span text:style-name="T4"/></text:span></text:p>
      <text:p text:style-name="P29"><text:span text:style-name="Source_20_Text"><text:span text:style-name="T6">There are three directories that are present on all systems:</text:span></text:span></text:p>
      <text:list xml:id="list2260316303" text:style-name="L1">
        <text:list-item>
          <text:p text:style-name="P23"><text:span text:style-name="Source_20_Text">system/</text:span>: This contains devices at the heart of the system, including CPUs and clocks.</text:p>
        </text:list-item>
        <text:list-item>
          <text:p text:style-name="P23"><text:span text:style-name="Source_20_Text">virtual/</text:span>: This contains devices that are memory-based. You will find the memory devices that appear as <text:span text:style-name="Source_20_Text">/dev/null</text:span>, <text:span text:style-name="Source_20_Text">/dev/random</text:span>, and <text:span text:style-name="Source_20_Text">/dev/zero</text:span> in <text:span text:style-name="Source_20_Text">virtual/mem</text:span>. You will find the loopback device, <text:span text:style-name="Source_20_Text">lo</text:span>, in <text:span text:style-name="Source_20_Text">virtual/net</text:span>.</text:p>
        </text:list-item>
        <text:list-item>
          <text:p text:style-name="P17"><text:span text:style-name="Source_20_Text">platform/</text:span>: This is a catch-all for devices that are not connected via a conventional hardware bus. This maybe almost everything on an embedded device.</text:p>
        </text:list-item>
      </text:list>
      <text:p text:style-name="P14"><text:span text:style-name="Source_20_Text"><text:span text:style-name="T4"/></text:span></text:p>
      <text:p text:style-name="P16"/>
      <text:p text:style-name="P30">The other devices appear in directories that correspond to actual system buses. For example, the PCI root bus, if there is one, appears as <text:span text:style-name="Source_20_Text">pci0000:00</text:span>.</text:p>
      <text:h text:style-name="P9" text:outline-level="4">The drivers: /sys/class</text:h>
      <text:p text:style-name="Text_20_body">This is a view of the device drivers presented by their type. In other words, it is a software view rather than a hardware view. Each of the subdirectories represents a class of driver and is implemented by a component of the driver framework. For example, UART devices are managed by the <text:span text:style-name="Source_20_Text">tty</text:span> layer, and you will find them in <text:span text:style-name="Source_20_Text">/sys/class/tty</text:span>. Likewise, you will find network devices in <text:span text:style-name="Source_20_Text">/sys/class/net</text:span>, input devices such as the keyboard, the touchscreen, and the mouse in <text:span text:style-name="Source_20_Text">/sys/class/input</text:span>, and so on.</text:p>
      <text:p text:style-name="P30">There is a symbolic link in each subdirectory for each instance of that type of device pointing to its representation in <text:span text:style-name="Source_20_Text">/sys/device</text:span>.</text:p>
      <text:p text:style-name="P16">Looking within one of these directories, we can see the attributes of the object, represented as files, and the relationships with other objects, represented by links.</text:p>
      <text:p text:style-name="P16"/>
      <text:p text:style-name="P16">The link called <text:span text:style-name="Source_20_Text">device</text:span> points to the hardware object for the device. The link named <text:span text:style-name="Source_20_Text">subsystem</text:span> points back to the parent subsystem, <text:span text:style-name="Source_20_Text">/sys/class/tty</text:span>. The <text:soft-page-break/>remaining directory entries are attributes. </text:p>
      <text:p text:style-name="P16"/>
      <text:p text:style-name="P14"><text:span text:style-name="T4">Some attribute files are writable and allow you to tune parameters in the driver at runtime. </text:span>The <text:span text:style-name="Source_20_Text">dev</text:span> attribute <text:span text:style-name="T7">shows</text:span> the major and minor numbers of this device. This attribute is created when the driver registered this interface. It is from this file that <text:span text:style-name="Source_20_Text">udev</text:span> and <text:span text:style-name="Source_20_Text">mdev</text:span> find the major and minor numbers of the device driver.</text:p>
      <text:p text:style-name="P14"/>
      <text:h text:style-name="P8" text:outline-level="4">The block drivers: /sys/block</text:h>
      <text:p text:style-name="Text_20_body">There is one more view of the device model that is important to this discussion: the block driver view that you will find in <text:span text:style-name="Source_20_Text">/sys/block</text:span>. There is a subdirectory for each block device. </text:p>
      <text:p text:style-name="P14"/>
      <text:p text:style-name="P14"/>
      <text:p text:style-name="P14"/>
      <text:h text:style-name="P2" text:outline-level="2">Device drivers in user space</text:h>
      <text:p text:style-name="P14"/>
      <text:p text:style-name="P29">These drivers fall into two broad categories: those that you control through files in <text:span text:style-name="Source_20_Text">sysfs</text:span>, including GPIO and LEDs, and serial buses that expose a generic interface through a device node, such as I<text:span text:style-name="T8">2</text:span>C.</text:p>
      <text:p text:style-name="P14"/>
      <text:p text:style-name="P14"/>
      <text:h text:style-name="P4" text:outline-level="3">GPIO</text:h>
      <text:p text:style-name="Text_20_body"><text:span text:style-name="Strong_20_Emphasis">General-Purpose Input/Output</text:span> (<text:span text:style-name="Strong_20_Emphasis">GPIO</text:span>) is the simplest form of digital interface since it gives you direct access to individual hardware pins, each of which can be in one of two states: either high or low. </text:p>
      <text:p text:style-name="P14">On-chip GPIO bits are routed through to GPIO pins on the chip package via a multiplexer, known as a <text:span text:style-name="Strong_20_Emphasis">pin mux</text:span>. There maybe additional GPIO pins available off-chip in the power management chip, and in dedicated GPIO extenders, connected through I<text:span text:style-name="T8">2</text:span>C or SPI buses. All this diversity is handled by a kernel subsystem known as <text:span text:style-name="Source_20_Text">gpiolib</text:span>, which is not actually a library but the infrastructure GPIO drivers use to expose I/O in a consistent way. </text:p>
      <text:p text:style-name="P14"/>
      <text:p text:style-name="P14">Applications can interact with <text:span text:style-name="Source_20_Text">gpiolib</text:span> through files in the <text:span text:style-name="Source_20_Text">/sys/class/gpio</text:span> directory. </text:p>
      <text:p text:style-name="P14"/>
      <text:p text:style-name="P11"><text:span text:style-name="Source_20_Text"><text:span text:style-name="Strong_20_Emphasis"># ls <text:s/>/sys/class/gpio</text:span></text:span></text:p>
      <text:p text:style-name="P10"><text:span text:style-name="Source_20_Text">export <text:s/>gpiochip0 <text:s text:c="2"/>gpiochip32 <text:s/>gpiochip64 <text:s/>gpiochip96 <text:s/>unexport</text:span></text:p>
      <text:p text:style-name="P29">The directories named <text:span text:style-name="Source_20_Text">gpiochip0</text:span> through to <text:span text:style-name="Source_20_Text">gpiochip96</text:span> represent four GPIO registers, each with 32 GPIO bits. If you look in one of the <text:span text:style-name="Source_20_Text">gpiochip</text:span> directories, you will see the following:</text:p>
      <text:p text:style-name="P11"><text:span text:style-name="Source_20_Text"><text:span text:style-name="Strong_20_Emphasis"># ls /sys/class/gpio/gpiochip96</text:span></text:span></text:p>
      <text:p text:style-name="P10"><text:span text:style-name="Source_20_Text">base <text:s/>label <text:s text:c="2"/>ngpio <text:s/>power <text:s/>subsystem <text:s/>uevent</text:span></text:p>
      <text:p text:style-name="P29">The file named <text:span text:style-name="Source_20_Text">base</text:span> contains the number of the first GPIO pin in the register and <text:span text:style-name="Source_20_Text">ngpio</text:span> contains the number of bits in the register. In this case, <text:span text:style-name="Source_20_Text">gpiochip96/base</text:span> is 96 and <text:span text:style-name="Source_20_Text">gpiochip96/ngpio</text:span> is 32, which tells you that it contains GPIO bits 96 to 127. It is possible for there to be a gap between the last GPIO in one register and the first GPIO in the next.</text:p>
      <text:p text:style-name="P29">To control a GPIO bit from user space, you first have to export it from kernel space, which you do by writing the GPIO number to <text:span text:style-name="Source_20_Text">/sys/class/gpio/export</text:span>. This example shows the process for GPIO 53, which is wired to user LED 0 on the BeagleBone Black:</text:p>
      <text:p text:style-name="P11"><text:span text:style-name="Strong_20_Emphasis"># echo 53 &gt; /sys/class/gpio/export</text:span></text:p>
      <text:p text:style-name="Preformatted_20_Text"><text:span text:style-name="Source_20_Text"><text:span text:style-name="Strong_20_Emphasis"># ls /sys/class/gpio</text:span></text:span></text:p>
      <text:p text:style-name="P10"><text:span text:style-name="Source_20_Text">export </text:span><text:span text:style-name="Source_20_Text"><text:span text:style-name="Strong_20_Emphasis">gpio53</text:span></text:span><text:span text:style-name="Source_20_Text"> gpiochip0 gpiochip32 gpiochip64 gpiochip96 unexport</text:span></text:p>
      <text:p text:style-name="P29">Now, there is a new directory, <text:span text:style-name="Source_20_Text">gpio53</text:span>, which contains the files you need to control the pin. If the GPIO bit is already claimed by the kernel, you will not be able to export it in this way.</text:p>
      <text:p text:style-name="P29"><text:soft-page-break/>The directory <text:span text:style-name="Source_20_Text">gpio53</text:span> contains these files:</text:p>
      <text:p text:style-name="P11"><text:span text:style-name="Source_20_Text"><text:span text:style-name="Strong_20_Emphasis"># ls /sys/class/gpio/gpio53</text:span></text:span></text:p>
      <text:p text:style-name="Preformatted_20_Text"><text:span text:style-name="Source_20_Text">active_low <text:s/>direction <text:s text:c="2"/>power <text:s text:c="5"/>uevent</text:span></text:p>
      <text:p text:style-name="P10"><text:span text:style-name="Source_20_Text">device <text:s text:c="5"/>edge <text:s text:c="7"/>subsystem <text:s/>value</text:span></text:p>
      <text:p text:style-name="P29"/>
      <text:p text:style-name="P29">The pin begins as an input. To change it to an output, write <text:span text:style-name="Source_20_Text"><text:span text:style-name="T9">out</text:span></text:span> to the <text:span text:style-name="Source_20_Text"><text:span text:style-name="T9">direction</text:span></text:span> file. The file <text:span text:style-name="Source_20_Text">value</text:span> contains the current state of the pin, which is <text:span text:style-name="Source_20_Text">0</text:span> for low and <text:span text:style-name="Source_20_Text">1</text:span> for high. If it is an output; you can change the state by writing <text:span text:style-name="Source_20_Text">0</text:span> or <text:span text:style-name="Source_20_Text">1</text:span> to <text:span text:style-name="Source_20_Text">value</text:span>. Sometimes, the meaning of low and high is reversed in hardware, so writing <text:span text:style-name="Source_20_Text">1</text:span> to <text:span text:style-name="Source_20_Text">active_low</text:span> inverts the meaning of <text:span text:style-name="Source_20_Text">value</text:span> such that a low voltage is reported as <text:span text:style-name="Source_20_Text">1</text:span> and a high voltage as <text:span text:style-name="Source_20_Text">0</text:span>.</text:p>
      <text:p text:style-name="Text_20_body">You can remove a GPIO from user space control by writing the GPIO number to<text:span text:style-name="Source_20_Text"><text:span text:style-name="T9">/sys/class/gpio/unexport</text:span></text:span><text:span text:style-name="T9">.</text:span></text:p>
      <text:h text:style-name="P8" text:outline-level="4">Handling interrupts from GPIO</text:h>
      <text:p text:style-name="Text_20_body">In many cases, a GPIO input can be configured to generate an interrupt when it changes state, which allows you to wait for the interrupt rather than polling in an inefficient software loop. If the GPIO bit can generate interrupts, the file called <text:span text:style-name="Source_20_Text">edge</text:span> exists. Initially, it has the value called <text:span text:style-name="Source_20_Text">none</text:span>, meaning that it does not generate interrupts. To enable interrupts, you can set it to one of these values:</text:p>
      <text:list xml:id="list2932753780" text:style-name="L2">
        <text:list-item>
          <text:p text:style-name="P24"><text:span text:style-name="Source_20_Text">rising</text:span>: Interrupt on rising edge</text:p>
        </text:list-item>
        <text:list-item>
          <text:p text:style-name="P24"><text:span text:style-name="Source_20_Text">falling</text:span>: Interrupt on falling edge </text:p>
        </text:list-item>
        <text:list-item>
          <text:p text:style-name="P24"><text:span text:style-name="Source_20_Text">both</text:span>: Interrupt on both rising and falling edges</text:p>
        </text:list-item>
        <text:list-item>
          <text:p text:style-name="P18"><text:span text:style-name="Source_20_Text">none</text:span>: No interrupts (default)</text:p>
        </text:list-item>
      </text:list>
      <text:p text:style-name="Text_20_body">You can wait for an interrupt using the <text:span text:style-name="Source_20_Text">poll()</text:span> function with <text:span text:style-name="Source_20_Text"><text:span text:style-name="T9">POLLPRI</text:span></text:span> as the event. If you want to wait for a rising edge on GPIO <text:span text:style-name="Source_20_Text">48</text:span>, you first enable the interrupts:</text:p>
      <text:p text:style-name="Preformatted_20_Text"><text:span text:style-name="Source_20_Text"><text:span text:style-name="Strong_20_Emphasis"># echo 48 &gt; /sys/class/gpio/export</text:span></text:span></text:p>
      <text:p text:style-name="P10"><text:span text:style-name="Source_20_Text"><text:span text:style-name="Strong_20_Emphasis"># echo falling &gt; /sys/class/gpio/gpio48/edge</text:span></text:span></text:p>
      <text:p text:style-name="Text_20_body">Then, you use <text:span text:style-name="Emphasis">poll(2)</text:span> to wait for the change.</text:p>
      <text:p text:style-name="Text_20_body"/>
      <text:h text:style-name="Heading_20_3" text:outline-level="3">LEDs</text:h>
      <text:p text:style-name="Text_20_body">LEDs are often controlled though a GPIO pin, but there is another kernel subsystem that offers more specialized control specific to the purpose. The <text:span text:style-name="Source_20_Text"><text:span text:style-name="T9">leds</text:span></text:span><text:span text:style-name="T9"> </text:span>kernel subsystem adds the ability to set brightness, should the LED have that ability, and it can handle LEDs connected in other ways than a simple GPIO pin. It can be configured to trigger the LED on an event such as block device access or just a heartbeat to show that the device is working. You will have to configure your kernel with the option, <text:span text:style-name="Source_20_Text"><text:span text:style-name="T9">CONFIG_LEDS_CLASS</text:span></text:span>, and with the LED trigger actions that are appropriate to you.</text:p>
      <text:p text:style-name="Text_20_body"/>
      <text:p text:style-name="Text_20_body"><text:soft-page-break/>As with GPIOs, LEDs are controlled through an interface in <text:span text:style-name="Source_20_Text">sysfs</text:span> in the directory <text:span text:style-name="Source_20_Text">/sys/class/leds</text:span>. In the case of the BeagleBone Black, the names of the LEDs are encoded in the device tree in the form <text:span text:style-name="Source_20_Text">devicename:colour:function</text:span>, as shown here:</text:p>
      <text:p text:style-name="Preformatted_20_Text"><text:span text:style-name="Source_20_Text"><text:span text:style-name="Strong_20_Emphasis"># ls /sys/class/leds</text:span></text:span></text:p>
      <text:p text:style-name="Preformatted_20_Text"><text:span text:style-name="Source_20_Text">beaglebone:green:heartbeat <text:s/>beaglebone:green:usr2 </text:span></text:p>
      <text:p text:style-name="P10"><text:span text:style-name="Source_20_Text">beaglebone:green:mmc0 <text:s text:c="6"/>beaglebone:green:usr3 </text:span></text:p>
      <text:p text:style-name="Text_20_body"/>
      <text:p text:style-name="Preformatted_20_Text"><text:span text:style-name="Strong_20_Emphasis"># cd /sys/class/leds/beaglebone\:green\:usr2</text:span></text:p>
      <text:p text:style-name="Preformatted_20_Text"><text:span text:style-name="Source_20_Text"><text:span text:style-name="Strong_20_Emphasis"># ls</text:span></text:span></text:p>
      <text:p text:style-name="Preformatted_20_Text"><text:span text:style-name="Source_20_Text">brightness <text:s text:c="3"/>max_brightness <text:s/>subsystem <text:s text:c="4"/>uevent </text:span></text:p>
      <text:p text:style-name="P10"><text:span text:style-name="Source_20_Text">device <text:s text:c="7"/>power <text:s text:c="10"/>trigger </text:span></text:p>
      <text:p text:style-name="Text_20_body">The <text:span text:style-name="Source_20_Text">brightness</text:span> file controls the brightness of the LED and can be a number between <text:span text:style-name="Source_20_Text">0</text:span> (<text:span text:style-name="Strong_20_Emphasis">off</text:span>) and <text:span text:style-name="Source_20_Text">max_brightness</text:span> (<text:span text:style-name="Strong_20_Emphasis">fully on</text:span>). If the LED doesn't support intermediate brightness, any non-zero value turns it on. The file called <text:span text:style-name="Source_20_Text">trigger</text:span> lists the events that trigger the LED to turn on. The list of triggers is implementation dependent. Here is an example:</text:p>
      <text:p text:style-name="Preformatted_20_Text"><text:span text:style-name="Source_20_Text"><text:span text:style-name="Strong_20_Emphasis"># cat trigger</text:span></text:span></text:p>
      <text:p text:style-name="Preformatted_20_Text"><text:span text:style-name="Source_20_Text">none mmc0 mmc1 timer oneshot heartbeat backlight gpio [cpu0]</text:span></text:p>
      <text:p text:style-name="P10"><text:span text:style-name="Source_20_Text">default-on</text:span></text:p>
      <text:p text:style-name="Text_20_body">The trigger currently selected is shown in <text:span text:style-name="Emphasis">square</text:span> brackets. You can change it by writing one of the other triggers to the file. If you want to control the LED entirely through <text:span text:style-name="Source_20_Text">brightness</text:span>, select <text:span text:style-name="Source_20_Text">none</text:span>. If you set the <text:span text:style-name="Source_20_Text">trigger</text:span> to <text:span text:style-name="Source_20_Text">timer</text:span>, two extra files appear that allow you to set the on and off times in milliseconds:</text:p>
      <text:p text:style-name="Preformatted_20_Text"><text:span text:style-name="Source_20_Text"><text:span text:style-name="Strong_20_Emphasis"># echo timer &gt; trigger</text:span></text:span></text:p>
      <text:p text:style-name="Preformatted_20_Text"><text:span text:style-name="Source_20_Text"><text:span text:style-name="Strong_20_Emphasis"># ls</text:span></text:span></text:p>
      <text:p text:style-name="Preformatted_20_Text"><text:span text:style-name="Source_20_Text">brightness <text:s/></text:span><text:span text:style-name="Source_20_Text"><text:span text:style-name="Strong_20_Emphasis">delay_on</text:span></text:span><text:span text:style-name="Source_20_Text"> <text:s text:c="3"/>max_brightness subsystem uevent </text:span></text:p>
      <text:p text:style-name="Preformatted_20_Text"><text:span text:style-name="Source_20_Text"><text:span text:style-name="Strong_20_Emphasis">delay_off</text:span></text:span><text:span text:style-name="Source_20_Text"> <text:s text:c="2"/>device <text:s text:c="5"/>power <text:s text:c="10"/>trigger </text:span></text:p>
      <text:p text:style-name="Preformatted_20_Text"><text:span text:style-name="Source_20_Text"><text:span text:style-name="Strong_20_Emphasis"># cat delay_on</text:span></text:span></text:p>
      <text:p text:style-name="Preformatted_20_Text"><text:span text:style-name="Source_20_Text">500</text:span></text:p>
      <text:p text:style-name="Preformatted_20_Text"><text:span text:style-name="Source_20_Text"><text:span text:style-name="Strong_20_Emphasis"># cat /sys/class/leds/beaglebone:green:heartbeat/delay_off</text:span></text:span></text:p>
      <text:p text:style-name="P10"><text:span text:style-name="Source_20_Text">500</text:span></text:p>
      <text:p text:style-name="Text_20_body">If the LED has on-chip timer hardware, the blinking takes place without interrupting the CPU.</text:p>
      <text:h text:style-name="Heading_20_3" text:outline-level="3">I2C</text:h>
      <text:p text:style-name="Text_20_body">I<text:span text:style-name="T8">2</text:span>C is a simple low speed 2-wire bus that is common on embedded boards, typically used to access peripherals that are not on the SoC, such as display controllers, camera sensors, GPIO extenders, and so on. There is a related standard known as <text:span text:style-name="Strong_20_Emphasis">system management bus</text:span> (<text:span text:style-name="Strong_20_Emphasis">SMBus</text:span>) that is found on PCs, which is used to access temperature and voltage sensors. SMBus is a subset of I<text:span text:style-name="T8">2</text:span>C.</text:p>
      <text:p text:style-name="Text_20_body">I<text:span text:style-name="T8">2</text:span>C is a master-slave protocol with the master being one or more host controllers on the SoC. Slaves have a 7-bit address assigned by the manufacturer (read the data sheet), allowing up to 128 nodes per bus, but 16 are reserved, so only 112 <text:soft-page-break/>nodes are allowed in practice. The master may initiate a read or write transactions with one of the slaves. Frequently, the first byte is used to specify a register on the slave, and the remaining bytes are the data read from or written to that register.</text:p>
      <text:p text:style-name="Text_20_body">There is one device node for each host controller, for example, this SoC has four:</text:p>
      <text:p text:style-name="Preformatted_20_Text"><text:span text:style-name="Source_20_Text"><text:span text:style-name="Strong_20_Emphasis"># ls -l /dev/i2c*</text:span></text:span></text:p>
      <text:p text:style-name="Preformatted_20_Text"><text:span text:style-name="Source_20_Text">crw-rw---- 1 root i2c 89, 0 Jan <text:s/>1 00:18 /dev/i2c-0 </text:span></text:p>
      <text:p text:style-name="Preformatted_20_Text"><text:span text:style-name="Source_20_Text">crw-rw---- 1 root i2c 89, 1 Jan <text:s/>1 00:18 /dev/i2c-1 </text:span></text:p>
      <text:p text:style-name="Preformatted_20_Text"><text:span text:style-name="Source_20_Text">crw-rw---- 1 root i2c 89, 2 Jan <text:s/>1 00:18 /dev/i2c-2 </text:span></text:p>
      <text:p text:style-name="P10"><text:span text:style-name="Source_20_Text">crw-rw---- 1 root i2c 89, 3 Jan <text:s/>1 00:18 /dev/i2c-3 </text:span></text:p>
      <text:p text:style-name="Text_20_body">The device interface provides a series of <text:span text:style-name="Source_20_Text">ioctl</text:span> commands that query the host controller and send the <text:span text:style-name="Source_20_Text">read</text:span> and <text:span text:style-name="Source_20_Text">write</text:span> commands to I<text:span text:style-name="T8">2</text:span>C slaves. There is a package named <text:span text:style-name="Source_20_Text">i2c-tools</text:span>, which uses this interface to provide basic command-line tools to interact with I<text:span text:style-name="T8">2</text:span>C devices. The tools are as follows:</text:p>
      <text:list xml:id="list3287298516" text:style-name="L3">
        <text:list-item>
          <text:p text:style-name="P25"><text:span text:style-name="Source_20_Text">i2cdetect</text:span>: This lists the I<text:span text:style-name="T8">2</text:span>C adapters, and probes the bus</text:p>
        </text:list-item>
        <text:list-item>
          <text:p text:style-name="P25"><text:span text:style-name="Source_20_Text">i2cdump</text:span>: This dumps data from all the registers of an I<text:span text:style-name="T8">2</text:span>C peripheral</text:p>
        </text:list-item>
        <text:list-item>
          <text:p text:style-name="P25"><text:span text:style-name="Source_20_Text">i2cget</text:span>: This reads data from an I<text:span text:style-name="T8">2</text:span>C slave</text:p>
        </text:list-item>
        <text:list-item>
          <text:p text:style-name="P19"><text:span text:style-name="Source_20_Text">i2cset</text:span>: This writes data to an I<text:span text:style-name="T8">2</text:span>C slave</text:p>
        </text:list-item>
      </text:list>
      <text:p text:style-name="Text_20_body"/>
      <text:h text:style-name="Heading_20_3" text:outline-level="3">Serial Peripheral Interface (SPI)</text:h>
      <text:p text:style-name="Text_20_body">The SPI bus is similar to I<text:span text:style-name="T8">2</text:span>C, but is a lot faster, up to tens of MHz. The interface uses four wires with separate send and receive lines, which allow it to operate in full duplex. Each chip on the bus is selected with a dedicated chip select line. It is commonly used to connect to touchscreen sensors, display controllers, and serial NOR flash devices.</text:p>
      <text:p text:style-name="Text_20_body">As with I<text:span text:style-name="T8">2</text:span>C, it is a master-slave protocol with most SoCs implementing one or more master host controllers. There is a generic SPI device driver, which you can enable through the kernel configuration <text:span text:style-name="Source_20_Text">CONFIG_SPI_SPIDEV</text:span>. It creates a device node for each SPI controller, which allows you to access SPI chips from user space. The device nodes are named <text:span text:style-name="Source_20_Text">spidev[bus].[chip select]</text:span>:</text:p>
      <text:p text:style-name="Preformatted_20_Text"><text:span text:style-name="Source_20_Text"><text:span text:style-name="Strong_20_Emphasis"># ls -l /dev/spi*</text:span></text:span></text:p>
      <text:p text:style-name="P10"><text:span text:style-name="Source_20_Text">crw-rw---- 1 root root 153, 0 Jan <text:s/>1 00:29 /dev/spidev1.0 </text:span></text:p>
      <text:p text:style-name="Text_20_body"/>
      <text:p text:style-name="Text_20_body"/>
      <text:h text:style-name="P3" text:outline-level="2">Writing a kernel device driver</text:h>
      <text:p text:style-name="Text_20_body"/>
      <text:p text:style-name="Text_20_body"><text:span text:style-name="T12">T</text:span><text:span text:style-name="T11">here are other ways to communicate with device drivers than just </text:span><text:span text:style-name="Source_20_Text"><text:span text:style-name="T11">read</text:span></text:span><text:span text:style-name="T11"> and </text:span><text:span text:style-name="Source_20_Text"><text:span text:style-name="T11">write</text:span></text:span><text:span text:style-name="T11">:</text:span></text:p>
      <text:list xml:id="list2079415838" text:style-name="L4">
        <text:list-item>
          <text:p text:style-name="P26"><text:span text:style-name="Source_20_Text"><text:span text:style-name="T16">ioctl</text:span></text:span><text:span text:style-name="T14">:</text:span><text:span text:style-name="T11"> The </text:span><text:span text:style-name="Source_20_Text"><text:span text:style-name="T11">ioctl</text:span></text:span><text:span text:style-name="T11"> function allows you to </text:span><text:span text:style-name="T14">pass two arguments to your driver </text:span><text:span text:style-name="T11">which can have any meaning you like. By convention, </text:span><text:span text:style-name="T14">the first argument is a command</text:span><text:span text:style-name="T11">, which selects one of several functions in your driver, and t</text:span><text:span text:style-name="T14">he second is a pointer to a structure, which serves as a container for the input and output parameters.</text:span><text:span text:style-name="T11"> This is a blank canvas that allows you to design any program interface you like. It is pretty common when the driver and application are closely linked and written by the same team. However, </text:span><text:span text:style-name="Source_20_Text"><text:span text:style-name="T11">ioctl</text:span></text:span><text:span text:style-name="T11"> is deprecated in the kernel, and you will find it hard to get any drivers with new uses of </text:span><text:span text:style-name="Source_20_Text"><text:span text:style-name="T11">ioctl</text:span></text:span><text:span text:style-name="T11"> accepted upstream. The kernel maintainers dislike </text:span><text:span text:style-name="Source_20_Text"><text:span text:style-name="T11">ioctl</text:span></text:span><text:span text:style-name="T11"> because it makes kernel code and application code too interdependent, and it is hard to keep both of them in step across kernel versions and architectures.</text:span></text:p>
        </text:list-item>
        <text:list-item>
          <text:p text:style-name="P26"><text:span text:style-name="Source_20_Text"><text:span text:style-name="T16">sysfs</text:span></text:span><text:span text:style-name="T11">: This is the preferred way now, a good example being the GPIO interface described earlier. The advantages are that it is somewhat self-documenting, so long as you choose descriptive names for the files. It is also scriptable because the file contents are usually text strings. On the other hand, the requirement for each file to contain a single value makes it hard to achieve atomicity if you need to change more than one value at a time. Conversely, </text:span><text:span text:style-name="Source_20_Text"><text:span text:style-name="T11">ioctl</text:span></text:span><text:span text:style-name="T11"> passes all its arguments in a structure in a single function call.</text:span></text:p>
        </text:list-item>
        <text:list-item>
          <text:p text:style-name="P27"><text:span text:style-name="Source_20_Text"><text:span text:style-name="T16">mmap</text:span></text:span><text:span text:style-name="T11">: You can </text:span><text:span text:style-name="T14">get direct access to kernel buffers and hardware registers by mapping kernel memory into user space, bypassing the kernel. </text:span><text:span text:style-name="T11">You may still need some kernel code to handle interrupts and DMA. There is a </text:span><text:span text:style-name="T14">subsystem</text:span><text:span text:style-name="T11"> that encapsulates this idea, known as </text:span><text:span text:style-name="Source_20_Text"><text:span text:style-name="T14">uio</text:span></text:span><text:span text:style-name="T11">, which is short for </text:span><text:span text:style-name="T14">user I/O</text:span><text:span text:style-name="T11">. There is more documentation in </text:span><text:span text:style-name="Source_20_Text"><text:span text:style-name="T11">Documentation/DocBook/uio-howto</text:span></text:span><text:span text:style-name="T11">, and there are example drivers in </text:span><text:span text:style-name="Source_20_Text"><text:span text:style-name="T11">drivers/uio</text:span></text:span><text:span text:style-name="T11">.</text:span></text:p>
        </text:list-item>
        <text:list-item>
          <text:p text:style-name="P26"><text:span text:style-name="Source_20_Text"><text:span text:style-name="T16">sigio</text:span></text:span><text:span text:style-name="T11">: You can </text:span><text:span text:style-name="T14">send a signal from a driver using the kernel function named </text:span><text:span text:style-name="Source_20_Text"><text:span text:style-name="T14">kill_fasync()</text:span></text:span><text:span text:style-name="T14"> to notify applications of an event such as input becoming ready or an interrupt being received</text:span><text:span text:style-name="T11">. By convention, the signal called </text:span><text:span text:style-name="Source_20_Text"><text:span text:style-name="T11">SIGIO</text:span></text:span><text:span text:style-name="T11"> is used, but it could be any. You can see some examples in the UIO driver, </text:span><text:span text:style-name="Source_20_Text"><text:span text:style-name="T11">drivers/uio/uio.c</text:span></text:span><text:span text:style-name="T11">, and in the RTC driver, </text:span><text:span text:style-name="Source_20_Text"><text:span text:style-name="T11">drivers/char/rtc.c</text:span></text:span><text:span text:style-name="T11">. The main problem is that it is difficult to write reliable signal handlers in user space, and so it remains a little-used facility. </text:span></text:p>
        </text:list-item>
        <text:list-item>
          <text:p text:style-name="P26"><text:span text:style-name="Source_20_Text"><text:span text:style-name="T16">debugfs</text:span></text:span><text:span text:style-name="T11">: This is another pseudo filesystem that represents kernel data as files and directories, similar to </text:span><text:span text:style-name="Source_20_Text"><text:span text:style-name="T11">proc</text:span></text:span><text:span text:style-name="T11"> and </text:span><text:span text:style-name="Source_20_Text"><text:span text:style-name="T11">sysfs</text:span></text:span><text:span text:style-name="T11">. The main distinction is that </text:span><text:span text:style-name="Source_20_Text"><text:span text:style-name="T11">debugfs</text:span></text:span><text:span text:style-name="T11"> must not contain information that is needed for the normal operation of the system; </text:span><text:span text:style-name="T14">it is for the debug and trace information only</text:span><text:span text:style-name="T11">. It is mounted as </text:span><text:span text:style-name="Source_20_Text"><text:span text:style-name="T18">mount -t debugfs debug /sys/kernel/debug</text:span></text:span><text:span text:style-name="T11">. There is a good description of </text:span><text:span text:style-name="Source_20_Text"><text:span text:style-name="T11">debugfs</text:span></text:span><text:span text:style-name="T11"> in the kernel documentation, </text:span><text:span text:style-name="Source_20_Text"><text:span text:style-name="T11">Documentation/filesystems/debugfs.txt</text:span></text:span><text:span text:style-name="T11">.</text:span></text:p>
        </text:list-item>
        <text:list-item>
          <text:p text:style-name="P26"><text:span text:style-name="Source_20_Text"><text:span text:style-name="T16">proc</text:span></text:span><text:span text:style-name="T11">: The </text:span><text:span text:style-name="Source_20_Text"><text:span text:style-name="T11">proc</text:span></text:span><text:span text:style-name="T11"> filesystem is deprecated for all new code unless it relates to processes, which was the original intended purpose for the filesystem. However, you can use </text:span><text:span text:style-name="Source_20_Text"><text:span text:style-name="T11">proc</text:span></text:span><text:span text:style-name="T11"> to publish any information you choose. And, unlike </text:span><text:span text:style-name="Source_20_Text"><text:span text:style-name="T11">sysfs</text:span></text:span><text:span text:style-name="T11"> and </text:span><text:span text:style-name="Source_20_Text"><text:span text:style-name="T11">debugfs</text:span></text:span><text:span text:style-name="T11">, it is available to non-GPL modules.</text:span></text:p>
        </text:list-item>
        <text:list-item>
          <text:p text:style-name="P20"><text:span text:style-name="Source_20_Text"><text:span text:style-name="T16">netlink</text:span></text:span><text:span text:style-name="T11">: This is a socket protocol family. </text:span><text:span text:style-name="Source_20_Text"><text:span text:style-name="T14">AF_NETLINK</text:span></text:span><text:span text:style-name="T14"> creates a socket that links kernel space to user space.</text:span><text:span text:style-name="T11"> It was originally created so that network tools could communicate with the Linux network code to access the routing tables and other </text:span><text:soft-page-break/><text:span text:style-name="T11">details. It is also used by </text:span><text:span text:style-name="Source_20_Text"><text:span text:style-name="T11">udev</text:span></text:span><text:span text:style-name="T11"> to pass events from the kernel to the </text:span><text:span text:style-name="Source_20_Text"><text:span text:style-name="T11">udev</text:span></text:span><text:span text:style-name="T11"> daemon. It is very rarely used in general device drivers.</text:span></text:p>
        </text:list-item>
      </text:list>
      <text:p text:style-name="Text_20_body"/>
      <text:p text:style-name="P29"/>
      <text:p text:style-name="P31">the macros called <text:span text:style-name="Source_20_Text">module_init</text:span> and <text:span text:style-name="Source_20_Text">module_exit</text:span> specify the functions to be called when the module is loaded and unloaded. The three macros named <text:span text:style-name="Source_20_Text">MODULE_*</text:span> add some basic information about the module, which can be retrieved from the compiled kernel module using the <text:span text:style-name="Source_20_Text">modinfo</text:span> command.</text:p>
      <text:p text:style-name="P31"/>
      <text:p text:style-name="P31">When the module is loaded, the <text:span text:style-name="Source_20_Text">dummy_init()</text:span> function is called. You can see the point at which it becomes a character device when is makes the call to <text:span text:style-name="Source_20_Text">register_chrdev</text:span>, passing a pointer to <text:span text:style-name="Source_20_Text">struct file_operations</text:span>, which contains pointers to the four functions that the driver implements. While <text:span text:style-name="Source_20_Text">register_chrdev</text:span> tells the kernel that there is a driver with a major number of <text:span text:style-name="Source_20_Text">42</text:span>, it doesn't say anything about the class of driver, and so it will not create an entry in <text:span text:style-name="Source_20_Text">/sys/class</text:span>. Without an entry in <text:span text:style-name="Source_20_Text">/sys/class</text:span>, the device manager cannot create device nodes. So, the next few lines of code create a device class, <text:span text:style-name="Source_20_Text">dummy</text:span> and four devices of that class called <text:span text:style-name="Source_20_Text">dummy0</text:span> to <text:span text:style-name="Source_20_Text">dummy3</text:span>. The result is that the <text:span text:style-name="Source_20_Text">/sys/class/dummy</text:span> directory is created when the driver is initialized, containing subdirectories <text:span text:style-name="Source_20_Text">dummy0</text:span> to <text:span text:style-name="Source_20_Text">dummy3</text:span>. Each of the subdirectories contains a file, <text:span text:style-name="Source_20_Text">dev</text:span>, with the major and minor numbers of the device. This is all that a device manager needs to create device nodes: <text:span text:style-name="Source_20_Text">/dev/dummy0</text:span> to <text:span text:style-name="Source_20_Text">/dev/dummy3</text:span>.</text:p>
      <text:p text:style-name="Text_20_body">The <text:span text:style-name="Source_20_Text">dummy_exit</text:span> function has to release the resources claimed by <text:span text:style-name="Source_20_Text">dummy_init</text:span>, which here means freeing up the device class and major number.</text:p>
      <text:p text:style-name="Text_20_body">The file operations for this driver are implemented by <text:span text:style-name="Source_20_Text">dummy_open()</text:span>, <text:span text:style-name="Source_20_Text">dummy_read()</text:span>, <text:span text:style-name="Source_20_Text">dummy_write()</text:span>, and <text:span text:style-name="Source_20_Text">dummy_release()</text:span> and are called when a user space program calls <text:span text:style-name="Source_20_Text">open(2)</text:span>, <text:span text:style-name="Source_20_Text">read(2)</text:span>, <text:span text:style-name="Source_20_Text">write(2)</text:span>, and <text:span text:style-name="Source_20_Text">close(2)</text:span>. </text:p>
      <text:p text:style-name="P31"/>
      <text:h text:style-name="P5" text:outline-level="3">Compiling kernel modules</text:h>
      <text:p text:style-name="P31">You can copy <text:span text:style-name="T19">driver code</text:span> into the kernel source tree and modify makefiles to build it, or you can compile it as a module out of tree. </text:p>
      <text:p text:style-name="P31"/>
      <text:p text:style-name="P35">Building out of tree</text:p>
      <text:p text:style-name="P33">You need a simple makefile which uses the kernel build system to do the hard work:</text:p>
      <text:p text:style-name="P12"><text:span text:style-name="Source_20_Text">LINUXDIR := $(HOME)/MELP/build/linux </text:span></text:p>
      <text:p text:style-name="Preformatted_20_Text"/>
      <text:p text:style-name="Preformatted_20_Text"><text:span text:style-name="Source_20_Text">obj-m := dummy.o </text:span></text:p>
      <text:p text:style-name="Preformatted_20_Text"><text:span text:style-name="Source_20_Text">all: </text:span></text:p>
      <text:p text:style-name="Preformatted_20_Text"><text:span text:style-name="Source_20_Text"><text:s text:c="8"/>make ARCH=arm CROSS_COMPILE=arm-cortex_a8-linux-gnueabihf- \ </text:span></text:p>
      <text:p text:style-name="Preformatted_20_Text"><text:span text:style-name="Source_20_Text"><text:s text:c="10"/>-C $(LINUXDIR) M=$(shell pwd) </text:span></text:p>
      <text:p text:style-name="Preformatted_20_Text"><text:span text:style-name="Source_20_Text">clean: </text:span></text:p>
      <text:p text:style-name="P10"><text:span text:style-name="Source_20_Text"><text:s text:c="8"/>make -C $(LINUXDIR) M=$(shell pwd) clean </text:span></text:p>
      <text:p text:style-name="P33"><text:soft-page-break/>Set <text:span text:style-name="Source_20_Text">LINUXDIR</text:span> to the directory of the kernel for your target device that you will be running the module on. The <text:span text:style-name="Source_20_Text">obj-m := dummy.o</text:span> code will invoke the kernel build rule to take the source file, <text:span text:style-name="Source_20_Text">dummy.c</text:span>, and create kernel module, <text:span text:style-name="Source_20_Text">dummy.ko</text:span>. </text:p>
      <text:p text:style-name="P33">Kernel modules are not binary compatible between kernel releases and configurations: the module will only load on the kernel it was compiled with.</text:p>
      <text:p text:style-name="P33"/>
      <text:p text:style-name="P36">Building as in-tree module</text:p>
      <text:p text:style-name="P34">Choose a directory appropriate to the type of driver you have. The driver is a basic character device, so I would put <text:span text:style-name="Source_20_Text">dummy.c</text:span> in <text:span text:style-name="Source_20_Text">drivers/char</text:span>. Then, edit the makefile in the directory, and add a line to build the driver unconditionally as a module, as follows:</text:p>
      <text:p text:style-name="P10"><text:span text:style-name="Source_20_Text">obj-m <text:s/>+= dummy.o </text:span></text:p>
      <text:p text:style-name="Text_20_body">Or add the following line to build it unconditionally as a built-in:</text:p>
      <text:p text:style-name="P10"><text:span text:style-name="Source_20_Text">obj-y <text:s text:c="2"/>+= dummy.o </text:span></text:p>
      <text:p text:style-name="Text_20_body">If you want to make the driver optional, you can add a <text:span text:style-name="Source_20_Text">menu</text:span> option to the <text:span text:style-name="Source_20_Text">Kconfig</text:span> file and make the compilation conditional on the configuration option.</text:p>
      <text:p text:style-name="Text_20_body"/>
      <text:h text:style-name="Heading_20_3" text:outline-level="3">Loading kernel modules</text:h>
      <text:p text:style-name="Text_20_body">You can load, unload, and list modules using the simple <text:span text:style-name="Source_20_Text">insmod</text:span>, <text:span text:style-name="Source_20_Text">lsmod</text:span>, and <text:span text:style-name="Source_20_Text">rmmod</text:span> commands. Here they are shown loading the <text:span text:style-name="Source_20_Text">dummy</text:span> driver:</text:p>
      <text:p text:style-name="Preformatted_20_Text"><text:span text:style-name="Source_20_Text"><text:span text:style-name="Strong_20_Emphasis"># insmod /lib/modules/4.8.12-yocto-standard/kernel/drivers/dummy.ko</text:span></text:span></text:p>
      <text:p text:style-name="Preformatted_20_Text"><text:span text:style-name="Source_20_Text"><text:span text:style-name="Strong_20_Emphasis"># lsmod</text:span></text:span></text:p>
      <text:p text:style-name="Preformatted_20_Text"><text:span text:style-name="Source_20_Text"><text:s/>Tainted: G</text:span></text:p>
      <text:p text:style-name="Preformatted_20_Text"><text:span text:style-name="Source_20_Text">dummy 2062 0 - Live 0xbf004000 (O)</text:span></text:p>
      <text:p text:style-name="P10"><text:span text:style-name="Source_20_Text"><text:span text:style-name="Strong_20_Emphasis"># rmmod dummy</text:span></text:span></text:p>
      <text:p text:style-name="Text_20_body">If the module is placed in a subdirectory in <text:span text:style-name="Source_20_Text">/lib/modules/&lt;kernel release&gt;</text:span> , you can create a <text:span text:style-name="Strong_20_Emphasis">modules dependency database</text:span> using the command, <text:span text:style-name="Source_20_Text">depmod -a</text:span>:</text:p>
      <text:p text:style-name="Preformatted_20_Text"><text:span text:style-name="Source_20_Text"><text:span text:style-name="Strong_20_Emphasis"># depmod -a</text:span></text:span></text:p>
      <text:p text:style-name="Preformatted_20_Text"><text:span text:style-name="Source_20_Text"><text:span text:style-name="Strong_20_Emphasis"># ls /lib/modules/4.8.12-yocto-standard</text:span></text:span></text:p>
      <text:p text:style-name="P10"><text:span text:style-name="Source_20_Text">kernel <text:s text:c="2"/></text:span><text:span text:style-name="Source_20_Text"><text:span text:style-name="Strong_20_Emphasis">modules.alias <text:s text:c="2"/>modules.dep <text:s text:c="2"/>modules.symbols</text:span></text:span></text:p>
      <text:p text:style-name="Text_20_body">The information in the <text:span text:style-name="Source_20_Text">module.*</text:span> files is used by the <text:span text:style-name="Source_20_Text">modprobe</text:span> command to locate a module by name rather than the full path. </text:p>
      <text:p text:style-name="Text_20_body"/>
      <text:h text:style-name="P3" text:outline-level="2">Discovering the hardware configuration</text:h>
      <text:p text:style-name="Text_20_body"/>
      <text:p text:style-name="P21">Devices on a discoverable bus such as PCI or USB have a query mode, which returns resource requirements and a unique identifier. The kernel matches the identifier and possibly other characteristics with the device drivers, and marries them up.</text:p>
      <text:p text:style-name="P21"/>
      <text:p text:style-name="P21">However, most of the hardware blocks on an embedded board do not have such identifiers. You have to provide the information yourself in the form of a <text:span text:style-name="Strong_20_Emphasis">device tree</text:span> or as C structures <text:span text:style-name="T20">known as </text:span><text:span text:style-name="Strong_20_Emphasis"><text:span text:style-name="T20">platform data</text:span></text:span><text:span text:style-name="T20">.</text:span></text:p>
      <text:p text:style-name="Text_20_body"><text:span text:style-name="T11">In the standard driver model for Linux, device drivers register themselves with the appropriate subsystem: PCI, USB, open firmware (device tree), platform device, and so on. </text:span><text:span text:style-name="T14">The registration includes an identifier and a callback function called a </text:span><text:span text:style-name="Source_20_Text"><text:span text:style-name="T14">probe</text:span></text:span><text:span text:style-name="T14"> function </text:span><text:span text:style-name="T11">that is called if there is a match between the ID of the hardware and the ID of the driver. For PCI and USB, the ID is based on the vendor and the product IDs of the devices; for device tree and platform devices, it is a name (an text string).</text:span></text:p>
      <text:p text:style-name="P21"/>
      <text:p text:style-name="P34">In the absence of device tree support, there is a fallback method of describing hardware using C structures, known as the platform data.</text:p>
      <text:p text:style-name="Text_20_body"><text:span text:style-name="T11">Each piece of hardware is described by </text:span><text:span text:style-name="Source_20_Text"><text:span text:style-name="T14">struct platform_device</text:span></text:span><text:span text:style-name="T11">, which has a name and a pointer to an array of resources. The type of the resource is determined by flags, which include the following:</text:span></text:p>
      <text:list xml:id="list3258488980" text:style-name="L5">
        <text:list-item>
          <text:p text:style-name="P28"><text:span text:style-name="Source_20_Text"><text:span text:style-name="T11">IORESOURCE_MEM</text:span></text:span><text:span text:style-name="T11">: This is the physical address of a region of memory</text:span></text:p>
        </text:list-item>
        <text:list-item>
          <text:p text:style-name="P28"><text:span text:style-name="Source_20_Text"><text:span text:style-name="T11">IORESOURCE_IO</text:span></text:span><text:span text:style-name="T11">: This is the physical address or port number of IO registers</text:span></text:p>
        </text:list-item>
        <text:list-item>
          <text:p text:style-name="P22"><text:span text:style-name="Source_20_Text"><text:span text:style-name="T11">IORESOURCE_IRQ</text:span></text:span><text:span text:style-name="T11">: This is the interrupt number</text:span></text:p>
        </text:list-item>
      </text:list>
      <text:p text:style-name="P13"><text:span text:style-name="Source_20_Text">#define VERSATILE_ETH_BASE <text:s text:c="4"/>0x10010000 </text:span></text:p>
      <text:p text:style-name="Preformatted_20_Text"><text:span text:style-name="Source_20_Text">#define IRQ_ETH <text:s text:c="15"/>25 </text:span></text:p>
      <text:p text:style-name="Preformatted_20_Text"><text:span text:style-name="Source_20_Text">static struct resource smc91x_resources[] = { </text:span></text:p>
      <text:p text:style-name="Preformatted_20_Text"><text:span text:style-name="Source_20_Text"><text:s text:c="2"/>[0] = { </text:span></text:p>
      <text:p text:style-name="Preformatted_20_Text"><text:span text:style-name="Source_20_Text"><text:s text:c="4"/>.start <text:s text:c="9"/>= VERSATILE_ETH_BASE, </text:span></text:p>
      <text:p text:style-name="Preformatted_20_Text"><text:span text:style-name="Source_20_Text"><text:s text:c="4"/>.end <text:s text:c="11"/>= VERSATILE_ETH_BASE + SZ_64K - 1, </text:span></text:p>
      <text:p text:style-name="Preformatted_20_Text"><text:span text:style-name="Source_20_Text"><text:s text:c="4"/>.flags <text:s text:c="9"/>= IORESOURCE_MEM, </text:span></text:p>
      <text:p text:style-name="Preformatted_20_Text"><text:span text:style-name="Source_20_Text"><text:s text:c="2"/>}, </text:span></text:p>
      <text:p text:style-name="Preformatted_20_Text"><text:span text:style-name="Source_20_Text"><text:s text:c="2"/>[1] = { </text:span></text:p>
      <text:p text:style-name="Preformatted_20_Text"><text:span text:style-name="Source_20_Text"><text:s text:c="4"/>.start <text:s text:c="9"/>= IRQ_ETH, </text:span></text:p>
      <text:p text:style-name="Preformatted_20_Text"><text:span text:style-name="Source_20_Text"><text:s text:c="4"/>.end <text:s text:c="11"/>= IRQ_ETH, </text:span></text:p>
      <text:p text:style-name="Preformatted_20_Text"><text:span text:style-name="Source_20_Text"><text:s text:c="4"/>.flags <text:s text:c="9"/>= IORESOURCE_IRQ, </text:span></text:p>
      <text:p text:style-name="Preformatted_20_Text"><text:span text:style-name="Source_20_Text"><text:s text:c="2"/>}, </text:span></text:p>
      <text:p text:style-name="Preformatted_20_Text"><text:span text:style-name="Source_20_Text">}; </text:span></text:p>
      <text:p text:style-name="Preformatted_20_Text"><text:span text:style-name="Source_20_Text">static struct platform_device smc91x_device = { </text:span></text:p>
      <text:p text:style-name="Preformatted_20_Text"><text:span text:style-name="Source_20_Text"><text:s text:c="2"/>.name <text:s text:c="10"/>= "smc91x", </text:span></text:p>
      <text:p text:style-name="Preformatted_20_Text"><text:span text:style-name="Source_20_Text"><text:s text:c="2"/>.id <text:s text:c="12"/>= 0, </text:span></text:p>
      <text:p text:style-name="Preformatted_20_Text"><text:span text:style-name="Source_20_Text"><text:s text:c="2"/>.num_resources <text:s/>= ARRAY_SIZE(smc91x_resources), </text:span></text:p>
      <text:p text:style-name="Preformatted_20_Text"><text:span text:style-name="Source_20_Text"><text:s text:c="2"/>.resource <text:s text:c="6"/>= smc91x_resources, </text:span></text:p>
      <text:p text:style-name="P10"><text:span text:style-name="Source_20_Text">}; </text:span></text:p>
      <text:p text:style-name="P32"/>
      <text:p text:style-name="P32"><text:soft-page-break/>The platform data has to be registered with the kernel, usually when the board is initialized:</text:p>
      <text:p text:style-name="Preformatted_20_Text"><text:span text:style-name="Source_20_Text">void __init versatile_init(void)</text:span></text:p>
      <text:p text:style-name="Preformatted_20_Text"><text:span text:style-name="Source_20_Text">{</text:span></text:p>
      <text:p text:style-name="Preformatted_20_Text"><text:span text:style-name="Source_20_Text"><text:s text:c="2"/>platform_device_register(&amp;versatile_flash_device);</text:span></text:p>
      <text:p text:style-name="Preformatted_20_Text"><text:span text:style-name="Source_20_Text"><text:s text:c="2"/>platform_device_register(&amp;versatile_i2c_device);</text:span></text:p>
      <text:p text:style-name="Preformatted_20_Text"><text:span text:style-name="Source_20_Text"><text:span text:style-name="Strong_20_Emphasis">platform_device_register(&amp;smc91x_device);</text:span></text:span></text:p>
      <text:p text:style-name="P10"><text:span text:style-name="Source_20_Text"><text:s text:c="2"/>[ ...]</text:span></text:p>
      <text:p text:style-name="P32"/>
      <text:h text:style-name="P6" text:outline-level="3">Linking hardware with device drivers</text:h>
      <text:p text:style-name="P32">The corresponding driver code is in <text:span text:style-name="Source_20_Text">drivers/net/ethernet/smsc/smc91x.c</text:span>, and it works with both the device tree and platform data. Here is the initialization code:</text:p>
      <text:p text:style-name="P13"><text:span text:style-name="Source_20_Text">static const struct of_device_id smc91x_match[] = { </text:span></text:p>
      <text:p text:style-name="Preformatted_20_Text"><text:span text:style-name="Source_20_Text"><text:s text:c="2"/>{ .compatible = "smsc,lan91c94", }, </text:span></text:p>
      <text:p text:style-name="Preformatted_20_Text"><text:span text:style-name="Source_20_Text"><text:s text:c="2"/>{ .compatible = "smsc,lan91c111", }, </text:span></text:p>
      <text:p text:style-name="Preformatted_20_Text"><text:span text:style-name="Source_20_Text"><text:s text:c="2"/>{}, </text:span></text:p>
      <text:p text:style-name="Preformatted_20_Text"><text:span text:style-name="Source_20_Text">}; </text:span></text:p>
      <text:p text:style-name="Preformatted_20_Text"><text:span text:style-name="Source_20_Text">MODULE_DEVICE_TABLE(of, smc91x_match); </text:span></text:p>
      <text:p text:style-name="Preformatted_20_Text"><text:span text:style-name="Source_20_Text">static struct platform_driver smc_driver = { </text:span></text:p>
      <text:p text:style-name="Preformatted_20_Text"><text:span text:style-name="Source_20_Text"><text:s text:c="2"/>.probe <text:s text:c="9"/>= smc_drv_probe, </text:span></text:p>
      <text:p text:style-name="Preformatted_20_Text"><text:span text:style-name="Source_20_Text"><text:s text:c="2"/>.remove <text:s text:c="8"/>= smc_drv_remove, </text:span></text:p>
      <text:p text:style-name="Preformatted_20_Text"><text:span text:style-name="Source_20_Text"><text:s text:c="2"/>.driver <text:s text:c="8"/>= { </text:span></text:p>
      <text:p text:style-name="Preformatted_20_Text"><text:span text:style-name="Source_20_Text"><text:s text:c="4"/>.name <text:s text:c="2"/>= "smc91x", </text:span></text:p>
      <text:p text:style-name="Preformatted_20_Text"><text:span text:style-name="Source_20_Text"><text:s text:c="4"/>.of_match_table = of_match_ptr(smc91x_match), </text:span></text:p>
      <text:p text:style-name="Preformatted_20_Text"><text:span text:style-name="Source_20_Text"><text:s text:c="2"/>}, </text:span></text:p>
      <text:p text:style-name="Preformatted_20_Text"><text:span text:style-name="Source_20_Text">}; </text:span></text:p>
      <text:p text:style-name="Preformatted_20_Text"><text:span text:style-name="Source_20_Text">static int __init smc_driver_init(void) </text:span></text:p>
      <text:p text:style-name="Preformatted_20_Text"><text:span text:style-name="Source_20_Text">{ </text:span></text:p>
      <text:p text:style-name="Preformatted_20_Text"><text:span text:style-name="Source_20_Text"><text:s text:c="2"/>return platform_driver_register(&amp;smc_driver); </text:span></text:p>
      <text:p text:style-name="Preformatted_20_Text"><text:span text:style-name="Source_20_Text">} </text:span></text:p>
      <text:p text:style-name="Preformatted_20_Text"><text:span text:style-name="Source_20_Text">static void __exit smc_driver_exit(void)</text:span></text:p>
      <text:p text:style-name="Preformatted_20_Text"><text:span text:style-name="Source_20_Text">{ </text:span></text:p>
      <text:p text:style-name="Preformatted_20_Text"><text:span text:style-name="Source_20_Text"><text:s text:c="2"/>platform_driver_unregister(&amp;smc_driver); </text:span></text:p>
      <text:p text:style-name="Preformatted_20_Text"><text:span text:style-name="Source_20_Text">} </text:span></text:p>
      <text:p text:style-name="Preformatted_20_Text"><text:span text:style-name="Source_20_Text">module_init(smc_driver_init); </text:span></text:p>
      <text:p text:style-name="P10"><text:span text:style-name="Source_20_Text">module_exit(smc_driver_exit); </text:span></text:p>
      <text:p text:style-name="P32">When the driver is initialized, it calls <text:span text:style-name="Source_20_Text">platform_driver_register()</text:span>, pointing to <text:span text:style-name="Source_20_Text">struct platform_driver</text:span>, in which there is a callback to a <text:span text:style-name="Source_20_Text">probe</text:span> function, a driver name, <text:span text:style-name="Source_20_Text">smc91x,</text:span> and a pointer to <text:span text:style-name="Source_20_Text">struct of_device_id</text:span>.</text:p>
      <text:p text:style-name="P32">If this driver has been configured by the device tree, the kernel will look for a match between the <text:span text:style-name="Source_20_Text">compatible</text:span> property in the device tree node and the string pointed to by the compatible structure element. For each match, it calls the <text:span text:style-name="Source_20_Text">probe</text:span> function.</text:p>
      <text:p text:style-name="P32"/>
      <text:p text:style-name="P32">On the other hand, if it was configured through platform data, the <text:span text:style-name="Source_20_Text">probe</text:span> function will be called for each match on the string pointed to by <text:span text:style-name="Source_20_Text">driver.name</text:span>.</text:p>
      <text:p text:style-name="Text_20_body"><text:span text:style-name="T11">The </text:span><text:span text:style-name="Source_20_Text"><text:span text:style-name="T11">probe</text:span></text:span><text:span text:style-name="T11"> function extracts information about the interface:</text:span></text:p>
      <text:p text:style-name="P32"/>
      <text:p text:style-name="P13"><text:soft-page-break/><text:span text:style-name="Source_20_Text">static int smc_drv_probe(struct platform_device *pdev) </text:span></text:p>
      <text:p text:style-name="Preformatted_20_Text"><text:span text:style-name="Source_20_Text">{ </text:span></text:p>
      <text:p text:style-name="Preformatted_20_Text"><text:span text:style-name="Source_20_Text"><text:s text:c="2"/>struct smc91x_platdata *pd = dev_get_platdata(&amp;pdev-&gt;dev); </text:span></text:p>
      <text:p text:style-name="Preformatted_20_Text"><text:span text:style-name="Source_20_Text"><text:s text:c="2"/>const struct of_device_id *match = NULL; </text:span></text:p>
      <text:p text:style-name="Preformatted_20_Text"><text:span text:style-name="Source_20_Text"><text:s text:c="2"/>struct resource *res, *ires; </text:span></text:p>
      <text:p text:style-name="Preformatted_20_Text"><text:span text:style-name="Source_20_Text"><text:s text:c="2"/>int irq; </text:span></text:p>
      <text:p text:style-name="Preformatted_20_Text"/>
      <text:p text:style-name="Preformatted_20_Text"><text:span text:style-name="Source_20_Text"><text:s text:c="2"/>res = platform_get_resource(pdev, IORESOURCE_MEM, 0); </text:span></text:p>
      <text:p text:style-name="Preformatted_20_Text"><text:span text:style-name="Source_20_Text"><text:s text:c="2"/>ires = platform_get_resource(pdev, IORESOURCE_IRQ, 0); </text:span></text:p>
      <text:p text:style-name="Preformatted_20_Text"><text:span text:style-name="Source_20_Text"><text:s text:c="2"/>[...] </text:span></text:p>
      <text:p text:style-name="Preformatted_20_Text"><text:span text:style-name="Source_20_Text"><text:s text:c="2"/>addr = ioremap(res-&gt;start, SMC_IO_EXTENT); </text:span></text:p>
      <text:p text:style-name="Preformatted_20_Text"><text:span text:style-name="Source_20_Text"><text:s text:c="2"/>irq = ires-&gt;start; </text:span></text:p>
      <text:p text:style-name="Preformatted_20_Text"><text:span text:style-name="Source_20_Text"><text:s text:c="2"/>[...] </text:span></text:p>
      <text:p text:style-name="P10"><text:span text:style-name="Source_20_Text">} </text:span></text:p>
      <text:p text:style-name="P32">The calls to <text:span text:style-name="Source_20_Text">platform_get_resource()</text:span> extract the memory and <text:span text:style-name="Source_20_Text">irq</text:span> information from either the device tree or the platform data. It is up to the driver to map the memory and install the interrupt handler. The third parameter, which is zero in both of the previous cases, comes into play if there is more than one resource of that particular type.</text:p>
      <text:p text:style-name="P32"/>
      <text:p text:style-name="P32">The main thing to remember here is that drivers should register a <text:span text:style-name="Source_20_Text">probe</text:span> function and enough information for the kernel to call the <text:span text:style-name="Source_20_Text">probe</text:span> , as it finds matches with the hardware it knows about. The linkage between the hardware described by the device tree and the device driver is through the <text:span text:style-name="Source_20_Text">compatible</text:span> property. The linkage between platform data and a driver is through the name.</text:p>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1"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1" svg:font-family="SimSun"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N"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0pt" fo:language="en" fo:country="IN"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list-style-name="" style:class="text">
      <style:paragraph-properties fo:margin-top="0.459cm" fo:margin-bottom="0.459cm" loext:contextual-spacing="false" fo:line-height="173%" fo:keep-together="alway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next-style-name="Standard" style:default-outline-level="4" style:list-style-name="" style:class="text">
      <style:paragraph-properties fo:margin-top="0.494cm" fo:margin-bottom="0.512cm" loext:contextual-spacing="false" fo:line-height="156%" fo:keep-together="always" fo:keep-with-next="always"/>
      <style:text-properties fo:font-size="14pt" fo:font-weight="bold" style:font-size-asian="14pt" style:font-weight-asian="bold" style:font-size-complex="14pt" style:font-weight-complex="bold"/>
    </style:style>
    <style:style style:name="HTML_20_Preformatted" style:display-name="HTML Preformatted" style:family="paragraph" style:default-outline-level="">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SimSun" fo:font-family="SimSun" style:font-family-generic="roman" style:font-pitch="variable" fo:font-size="12pt" fo:language="en" fo:country="US" style:letter-kerning="false" style:font-name-asian="SimSun1" style:font-family-asian="SimSun" style:font-family-generic-asian="system" style:font-pitch-asian="variable" style:font-size-asian="12pt" style:language-asian="zh" style:country-asian="CN" style:font-name-complex="SimSun1" style:font-family-complex="SimSun" style:font-family-generic-complex="system" style:font-pitch-complex="variable" style:font-size-complex="12pt" style:language-complex="ar" style:country-complex="none"/>
    </style:style>
    <style:style style:name="Normal_20__28_Web_29_" style:display-name="Normal (Web)" style:family="paragraph" style:default-outline-level="">
      <style:paragraph-properties fo:margin-left="0cm" fo:margin-right="0cm" fo:margin-top="0.494cm" fo:margin-bottom="0.494cm" loext:contextual-spacing="false" fo:text-align="start" style:justify-single-word="false" fo:text-indent="0cm" style:auto-text-indent="false"/>
      <style:text-properties fo:font-size="12pt" fo:language="en" fo:country="US" style:letter-kerning="false" style:font-size-asian="12pt" style:language-asian="zh" style:country-asian="CN" style:font-size-complex="12pt" style:language-complex="ar"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8T06:57:00</meta:creation-date>
    <meta:initial-creator>Sreenath V</meta:initial-creator>
    <dc:date>2020-07-18T22:19:40.744607402</dc:date>
    <meta:editing-cycles>49</meta:editing-cycles>
    <meta:editing-duration>PT2H52M22S</meta:editing-duration>
    <meta:generator>LibreOffice/6.4.4.2$Linux_X86_64 LibreOffice_project/40$Build-2</meta:generator>
    <meta:document-statistic meta:table-count="0" meta:image-count="0" meta:object-count="0" meta:page-count="14" meta:paragraph-count="239" meta:word-count="4678" meta:character-count="28434" meta:non-whitespace-character-count="23571"/>
    <meta:user-defined meta:name="DocSecurity" meta:value-type="float">0</meta:user-defined>
    <meta:user-defined meta:name="KSOProductBuildVer">1033-11.2.0.9453</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